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paragraph-properties fo:break-before="page"/>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asian="Helvetica1" style:font-name-complex="Helvetica1"/>
    </style:style>
    <style:style style:name="T5" style:family="text">
      <style:text-properties style:use-window-font-color="true" fo:font-style="italic" style:font-name-asian="Helvetica1" style:font-style-asian="italic" style:font-name-complex="Helvetica1" style:font-style-complex="italic"/>
    </style:style>
    <style:style style:name="T6" style:family="text">
      <style:text-properties style:use-window-font-color="true" fo:font-style="normal" style:font-name-asian="Helvetica1" style:font-style-asian="normal" style:font-name-complex="Helvetica1" style:font-style-complex="normal"/>
    </style:style>
    <style:style style:name="T7" style:family="text">
      <style:text-properties style:font-name="Times New Roman" fo:font-size="12pt" style:font-size-asian="12p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64674928" text:id="ct564674928">
          <text:insertion>
            <office:change-info>
              <dc:creator>Bob Jacobsen</dc:creator>
              <dc:date>2013-01-27T19:15:00</dc:date>
            </office:change-info>
          </text:insertion>
        </text:changed-region>
        <text:changed-region xml:id="ct564697872" text:id="ct564697872">
          <text:insertion>
            <office:change-info>
              <dc:creator>Bob Jacobsen</dc:creator>
              <dc:date>2013-01-27T22:39:00</dc:date>
            </office:change-info>
          </text:insertion>
        </text:changed-region>
        <text:changed-region xml:id="ct504407376" text:id="ct504407376">
          <text:insertion>
            <office:change-info>
              <dc:creator>Bob Jacobsen</dc:creator>
              <dc:date>2013-01-27T22:40:00</dc:date>
            </office:change-info>
          </text:insertion>
        </text:changed-region>
        <text:changed-region xml:id="ct566921920" text:id="ct566921920">
          <text:insertion>
            <office:change-info>
              <dc:creator>Bob Jacobsen</dc:creator>
              <dc:date>2013-01-27T22:41:00</dc:date>
            </office:change-info>
          </text:insertion>
        </text:changed-region>
        <text:changed-region xml:id="ct57061840" text:id="ct57061840">
          <text:insertion>
            <office:change-info>
              <dc:creator>Bob Jacobsen</dc:creator>
              <dc:date>2013-01-27T17:41:00</dc:date>
            </office:change-info>
          </text:insertion>
        </text:changed-region>
        <text:changed-region xml:id="ct850227456" text:id="ct850227456">
          <text:deletion>
            <office:change-info>
              <dc:creator>Bob Jacobsen</dc:creator>
              <dc:date>2013-01-27T17:41:00</dc:date>
            </office:change-info>
            <text:p text:style-name="Standard">Lorem ipsum dolor sit amet, consectetur adipiscing elit. Fusce ornare mattis justo vitae imperdiet. Cum sociis natoque penatibus et magnis dis parturient montes, nascetur ridiculus mus.</text:p>
          </text:deletion>
        </text:changed-region>
        <text:changed-region xml:id="ct850253040" text:id="ct850253040">
          <text:insertion>
            <office:change-info>
              <dc:creator>Bob Jacobsen</dc:creator>
              <dc:date>2013-01-27T17:41:00</dc:date>
            </office:change-info>
          </text:insertion>
        </text:changed-region>
        <text:changed-region xml:id="ct850045392" text:id="ct850045392">
          <text:insertion>
            <office:change-info>
              <dc:creator>Bob Jacobsen</dc:creator>
              <dc:date>2013-01-27T22:36:00</dc:date>
            </office:change-info>
          </text:insertion>
        </text:changed-region>
        <text:changed-region xml:id="ct880610512" text:id="ct880610512">
          <text:insertion>
            <office:change-info>
              <dc:creator>Bob Jacobsen</dc:creator>
              <dc:date>2013-01-27T22:38:00</dc:date>
            </office:change-info>
          </text:insertion>
        </text:changed-region>
        <text:changed-region xml:id="ct850104464" text:id="ct850104464">
          <text:deletion>
            <office:change-info>
              <dc:creator>Bob Jacobsen</dc:creator>
              <dc:date>2013-01-27T17:46:00</dc:date>
            </office:change-info>
            <text:h text:style-name="Heading_20_1" text:outline-level="1">Section Title</text:h>
          </text:deletion>
        </text:changed-region>
        <text:changed-region xml:id="ct850104304" text:id="ct850104304">
          <text:insertion>
            <office:change-info>
              <dc:creator>Bob Jacobsen</dc:creator>
              <dc:date>2013-01-27T17:46:00</dc:date>
            </office:change-info>
          </text:insertion>
        </text:changed-region>
        <text:changed-region xml:id="ct850105648" text:id="ct850105648">
          <text:insertion>
            <office:change-info>
              <dc:creator>Bob Jacobsen</dc:creator>
              <dc:date>2013-01-27T17:41:00</dc:date>
            </office:change-info>
          </text:insertion>
        </text:changed-region>
        <text:changed-region xml:id="ct850105520" text:id="ct850105520">
          <text:deletion>
            <office:change-info>
              <dc:creator>Bob Jacobsen</dc:creator>
              <dc:date>2013-01-27T17:41:00</dc:date>
            </office:change-info>
            <text:p text:style-name="P1">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740326638082886370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change-start text:change-id="ct564674928"/></text:h>
      <text:p text:style-name="Standard"><text:change-end text:change-id="ct564674928"/><text:change-start text:change-id="ct564697872"/>This is about long term operation of really cool trains, not just “better control over DCC”. <text:s/>Still, DCC is an imp<text:change-end text:change-id="ct564697872"/><text:change-start text:change-id="ct504407376"/>ortant test case, both with new control hardware (OpenLCB native throttles connected to an OpenLCB-native command station that's generating the DCC signal) and when connected to legacy<text:change-end text:change-id="ct504407376"/><text:change-start text:change-id="ct566921920"/> throttles and/or command stations.<text:change-end text:change-id="ct566921920"/></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57061840"/>For more information on format and presentation, see: </text:p>
      <text:list xml:id="list8721397750356829734" text:style-name="L2">
        <text:list-item>
          <text:p text:style-name="P13"><text:change-end text:change-id="ct57061840"/><text:change text:change-id="ct850227456"/><text:change-start text:change-id="ct850253040"/>OpenLCB Common Information Technical Note<text:change-end text:change-id="ct850253040"/> <text:change-start text:change-id="ct850045392"/></text:p>
        </text:list-item>
      </text:list>
      <text:h text:style-name="Heading_20_2" text:outline-level="2">Speed Control</text:h>
      <text:p text:style-name="Standard">Rationale: The use of a 16-bit floating point permits relatively precise speed commands, especially at lower speeds; such fine granulatity ensures not just fine-grained control over the locomotive, but helps avoid aliasing issue that arise during the conversion to lower resolution system-specific speed commands (i.e. DCC's 14 or 28-step commands).</text:p>
      <text:p text:style-name="Standard">The use of meters per second is somewhat arbitrary, and reflects standard velocity units used throughout the metric-speaking world. By standardizing on m/s, we avoid any future unit conversion issues.</text:p>
      <text:p text:style-name="P17"><text:span text:style-name="T4">The use of </text:span><text:span text:style-name="T5">scale</text:span><text:span text:style-name="T6">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r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ext:soft-page-break/>The alternative possibilities considered to date a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text:span text:style-name="T7">operating and configuring their locomotives as separate things. (Though e.g. "Master Volume" can cross the line)</text:span></text:p>
      <text:p text:style-name="P16">This doesn't mean that we can't use the same protocol for all other of them. A mixture of memory configuration and CDI should do just fine. It just means that we need to find a way to include clueing information for the throttles on e.g. what to present.</text:p>
      <text:p text:style-name="P17">Outputs vs Functions</text:p>
      <text:p text:style-name="P1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6">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text:soft-page-break/>Train Configuration</text:h>
      <text:h text:style-name="Heading_20_2" text:outline-level="2">Train Identification</text:h>
      <text:h text:style-name="Heading_20_2" text:outline-level="2">Legacy Train Operations</text:h>
      <text:h text:style-name="Heading_20_3" text:outline-level="3">Node Assignment</text:h>
      <text:h text:style-name="Heading_20_3" text:outline-level="3">Speed and Function Control</text:h>
      <text:h text:style-name="Heading_20_3" text:outline-level="3">Configuration<text:change-end text:change-id="ct850045392"/><text:change-start text:change-id="ct880610512"/></text:h>
      <text:p text:style-name="Standard">For DCC trains, there are two parts:</text:p>
      <text:list xml:id="list8481236197213052238" text:style-name="L3">
        <text:list-item>
          <text:p text:style-name="P14">CV access (with the added complexity of indexed and double-indexed Cvs)</text:p>
        </text:list-item>
        <text:list-item>
          <text:p text:style-name="P14">Programmer (main, programming track) control.<text:change-end text:change-id="ct880610512"/></text:p>
        </text:list-item>
      </text:list>
      <text:h text:style-name="Heading_20_1" text:outline-level="1"><text:change text:change-id="ct850104464"/><text:change-start text:change-id="ct850104304"/>General Information<text:change-end text:change-id="ct850104304"/></text:h>
      <text:p text:style-name="Standard"><text:change-start text:change-id="ct850105648"/></text:p>
      <text:p text:style-name="P1"><text:change-end text:change-id="ct850105648"/><text:change text:change-id="ct8501055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65135504" text:id="ct565135504">
            <text:insertion>
              <office:change-info>
                <dc:creator>Bob Jacobsen</dc:creator>
                <dc:date>2013-01-27T17:40:00</dc:date>
              </office:change-info>
            </text:insertion>
          </text:changed-region>
          <text:changed-region xml:id="ct565135680" text:id="ct565135680">
            <text:deletion>
              <office:change-info>
                <dc:creator>Bob Jacobsen</dc:creator>
                <dc:date>2013-01-27T17:40:00</dc:date>
              </office:change-info>
              <text:p text:style-name="MP1">Praesent Gravida</text:p>
            </text:deletion>
          </text:changed-region>
        </text:tracked-changes>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start text:change-id="ct565135504"/>Train Protocol<text:change-end text:change-id="ct565135504"/><text:change text:change-id="ct565135680"/> Technical Note</text:p>
      </style:header>
      <style:footer>
        <text:tracked-changes>
          <text:changed-region xml:id="ct880066480" text:id="ct880066480">
            <text:deletion>
              <office:change-info>
                <dc:creator>Bob Jacobsen</dc:creator>
                <dc:date>2012-03-27T10:08:00</dc:date>
              </office:change-info>
              <text:p text:style-name="MP4"><text:span text:style-name="Page_20_Number"><text:span text:style-name="MT2">1</text:span></text:span></text:p>
            </text:deletion>
          </text:changed-region>
          <text:changed-region xml:id="ct879925568" text:id="ct879925568">
            <text:insertion>
              <office:change-info>
                <dc:creator>Bob Jacobsen</dc:creator>
                <dc:date>2013-01-27T11:48:00</dc:date>
              </office:change-info>
            </text:insertion>
          </text:changed-region>
        </text:tracked-changes>
        <text:p text:style-name="MP4"><text:span text:style-name="Page_20_Number"><text:span text:style-name="MT2">Copyright 201</text:span></text:span><text:change text:change-id="ct880066480"/><text:change-start text:change-id="ct879925568"/><text:span text:style-name="Page_20_Number"><text:span text:style-name="MT2">3</text:span></text:span><text:change-end text:change-id="ct87992556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3-01-27T22:45:13.99">1/27/2013</text:date></text:span></text:span></text:p>
      </style:footer>
    </style:master-page>
    <style:master-page style:name="First_20_Page" style:display-name="First Page" style:page-layout-name="Mpm2" style:next-style-name="Standard">
      <style:header>
        <text:tracked-changes>
          <text:changed-region xml:id="ct849809120" text:id="ct849809120">
            <text:deletion>
              <office:change-info>
                <dc:creator>Bob Jacobsen</dc:creator>
                <dc:date>2013-01-27T17:44:00</dc:date>
              </office:change-info>
              <text:p text:style-name="MP7">(title)</text:p>
            </text:deletion>
          </text:changed-region>
          <text:changed-region xml:id="ct849832272" text:id="ct849832272">
            <text:insertion>
              <office:change-info>
                <dc:creator>Bob Jacobsen</dc:creator>
                <dc:date>2013-01-27T17:4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49809120"/><text:change-start text:change-id="ct849832272"/>Train Protocol<text:change-end text:change-id="ct8498322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2:45:13.99">Jan 27, 2013</text:date></text:p>
            </table:table-cell>
            <table:table-cell table:style-name="Table1.C1" office:value-type="string">
              <text:p text:style-name="MP7">Preliminary</text:p>
            </table:table-cell>
          </table:table-row>
        </table:table>
        <text:p text:style-name="Header"/>
      </style:header>
      <style:footer>
        <text:tracked-changes>
          <text:changed-region xml:id="ct127838640" text:id="ct127838640">
            <text:deletion>
              <office:change-info>
                <dc:creator>Bob Jacobsen</dc:creator>
                <dc:date>2012-03-27T10:08:00</dc:date>
              </office:change-info>
              <text:p text:style-name="MP8"><text:span text:style-name="Page_20_Number"><text:span text:style-name="MT2">1</text:span></text:span></text:p>
            </text:deletion>
          </text:changed-region>
          <text:changed-region xml:id="ct564425696" text:id="ct564425696">
            <text:insertion>
              <office:change-info>
                <dc:creator>Bob Jacobsen</dc:creator>
                <dc:date>2013-01-27T11:48:00</dc:date>
              </office:change-info>
            </text:insertion>
          </text:changed-region>
        </text:tracked-changes>
        <text:p text:style-name="MP8"><text:span text:style-name="Page_20_Number"><text:span text:style-name="MT2">Copyright 201</text:span></text:span><text:change text:change-id="ct127838640"/><text:change-start text:change-id="ct564425696"/><text:span text:style-name="Page_20_Number"><text:span text:style-name="MT2">3</text:span></text:span><text:change-end text:change-id="ct56442569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3-01-27T22:45:13.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0</meta:editing-cycles>
    <meta:editing-duration>PT12H13M12S</meta:editing-duration>
    <meta:generator>OpenOffice.org/3.4.1$Unix OpenOffice.org_project/341m1$Build-9593</meta:generator>
    <dc:date>2013-01-27T22:45:14</dc:date>
    <dc:creator>Bob Jacobsen</dc:creator>
    <meta:document-statistic meta:table-count="1" meta:image-count="1" meta:object-count="0" meta:page-count="4" meta:paragraph-count="64" meta:word-count="1164" meta:character-count="7598"/>
    <meta:user-defined meta:name="Info 1"/>
    <meta:user-defined meta:name="Info 2"/>
    <meta:user-defined meta:name="Info 3"/>
    <meta:user-defined meta:name="Info 4"/>
  </office:meta>
</office:document-meta>
</file>